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230" officeooo:paragraph-rsid="00093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3:44:26.650627023</meta:creation-date>
    <dc:date>2019-08-21T13:44:55.390378663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2.6.2$Linux_X86_64 LibreOffice_project/20$Build-2</meta:generator>
  </office:meta>
</office:document-meta>
</file>